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2.85cm" fo:min-width="47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10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7.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18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8cm" svg:height="33.1cm" svg:x="1cm" svg:y="0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10.7cm" svg:height="3.1cm" svg:x="19.65cm" svg:y="15.95cm">
          <text:p text:style-name="P2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7.7cm" svg:height="2.6cm" svg:x="21.15cm" svg:y="10.9cm">
          <text:p text:style-name="P2"><text:span text:style-name="T2">Arduino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7cm" svg:height="2.6cm" svg:x="21.15cm" svg:y="21.2cm">
          <text:p text:style-name="P2"><text:span text:style-name="T2">Arduino 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7.7cm" svg:height="2.6cm" svg:x="9.5cm" svg:y="16.2cm">
          <text:p text:style-name="P2"><text:span text:style-name="T2">Arduino 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7.7cm" svg:height="2.6cm" svg:x="32.4cm" svg:y="16.2cm">
          <text:p text:style-name="P2"><text:span text:style-name="T2">Arduino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18.5cm" svg:height="2.8cm" svg:x="15.75cm" svg:y="25.6cm">
          <text:p text:style-name="P2"><text:span text:style-name="T1">Traffic Signals and 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18.5cm" svg:height="2.8cm" svg:x="15.75cm" svg:y="5.4cm">
          <text:p text:style-name="P2"><text:span text:style-name="T1">Traffic Signals and 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18.5cm" svg:height="2.8cm" draw:transform="rotate (1.5707963267949) translate (5.398cm 26.75cm)">
          <text:p text:style-name="P2"><text:span text:style-name="T1">Traffic Signals and Tim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3" xml:id="id9" draw:id="id9" draw:layer="layout" svg:width="18.5cm" svg:height="2.8cm" draw:transform="rotate (1.5707963267949) translate (42.013cm 26.75cm)">
          <text:p text:style-name="P2"><text:span text:style-name="T1">Traffic Signals and Timer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49cm" svg:y1="17.374cm" svg:x2="49cm" svg:y2="17.374cm" draw:start-shape="id1" draw:end-shape="id1" svg:d="M49000 17374z" svg:viewBox="0 0 1 1">
          <text:p/>
        </draw:connector>
        <draw:frame draw:style-name="gr6" draw:text-style-name="P6" draw:layer="layout" svg:width="10.2cm" svg:height="1.6cm" svg:x="19.9cm" svg:y="1.5cm">
          <draw:text-box>
            <text:p text:style-name="P5"><text:span text:style-name="T2">Lane 1</text:span></text:p>
          </draw:text-box>
        </draw:frame>
        <draw:frame draw:style-name="gr6" draw:text-style-name="P6" draw:layer="layout" svg:width="10.2cm" svg:height="1.6cm" svg:x="19.8cm" svg:y="30.7cm">
          <draw:text-box>
            <text:p text:style-name="P5"><text:span text:style-name="T2">Lane 3</text:span></text:p>
          </draw:text-box>
        </draw:frame>
        <draw:frame draw:style-name="gr6" draw:text-style-name="P7" draw:layer="layout" svg:width="10.2cm" svg:height="1.6cm" draw:transform="rotate (1.5707963267949) translate (46.2cm 22.6cm)">
          <draw:text-box>
            <text:p text:style-name="P5"><text:span text:style-name="T2">Lane 2</text:span></text:p>
          </draw:text-box>
        </draw:frame>
        <draw:frame draw:style-name="gr6" draw:text-style-name="P7" draw:layer="layout" svg:width="10.2cm" svg:height="1.6cm" draw:transform="rotate (1.5707963267949) translate (2.1cm 22.6cm)">
          <draw:text-box>
            <text:p text:style-name="P5"><text:span text:style-name="T2">Lane 4</text:span></text:p>
          </draw:text-box>
        </draw:frame>
        <draw:connector draw:style-name="gr7" draw:text-style-name="P8" draw:layer="layout" svg:x1="25cm" svg:y1="10.9cm" svg:x2="25cm" svg:y2="8.2cm" draw:start-shape="id2" draw:start-glue-point="0" draw:end-shape="id3" draw:end-glue-point="2" svg:d="M25000 10900v-2700" svg:viewBox="0 0 1 2701">
          <text:p/>
        </draw:connector>
        <draw:connector draw:style-name="gr7" draw:text-style-name="P8" draw:layer="layout" svg:x1="25cm" svg:y1="23.8cm" svg:x2="25cm" svg:y2="25.6cm" draw:start-shape="id4" draw:start-glue-point="2" draw:end-shape="id5" draw:end-glue-point="0" svg:d="M25000 23800v1800" svg:viewBox="0 0 1 1801">
          <text:p/>
        </draw:connector>
        <draw:connector draw:style-name="gr7" draw:text-style-name="P8" draw:layer="layout" svg:x1="9.5cm" svg:y1="17.5cm" svg:x2="8.198cm" svg:y2="17.5cm" draw:start-shape="id6" draw:start-glue-point="3" draw:end-shape="id7" svg:d="M9500 17500h-1302" svg:viewBox="0 0 1303 1">
          <text:p/>
        </draw:connector>
        <draw:connector draw:style-name="gr7" draw:text-style-name="P8" draw:layer="layout" svg:x1="40.1cm" svg:y1="17.5cm" svg:x2="42.013cm" svg:y2="17.5cm" draw:start-shape="id8" draw:start-glue-point="1" draw:end-shape="id9" draw:end-glue-point="0" svg:d="M40100 17500h1913" svg:viewBox="0 0 1914 1">
          <text:p/>
        </draw:connector>
        <draw:connector draw:style-name="gr7" draw:text-style-name="P8" draw:layer="layout" svg:x1="19.65cm" svg:y1="17.5cm" svg:x2="17.2cm" svg:y2="17.5cm" draw:start-shape="id10" draw:start-glue-point="3" draw:end-shape="id6" draw:end-glue-point="1" svg:d="M19650 17500h-2450" svg:viewBox="0 0 2451 1">
          <text:p/>
        </draw:connector>
        <draw:connector draw:style-name="gr7" draw:text-style-name="P8" draw:layer="layout" svg:x1="30.35cm" svg:y1="17.5cm" svg:x2="32.4cm" svg:y2="17.5cm" draw:start-shape="id10" draw:start-glue-point="1" draw:end-shape="id8" draw:end-glue-point="3" svg:d="M30350 17500h2050" svg:viewBox="0 0 2051 1">
          <text:p/>
        </draw:connector>
        <draw:connector draw:style-name="gr7" draw:text-style-name="P8" draw:layer="layout" svg:x1="25cm" svg:y1="15.95cm" svg:x2="25cm" svg:y2="13.5cm" draw:start-shape="id10" draw:start-glue-point="0" draw:end-shape="id2" draw:end-glue-point="2" svg:d="M25000 15950v-2450" svg:viewBox="0 0 1 2451">
          <text:p/>
        </draw:connector>
        <draw:connector draw:style-name="gr7" draw:text-style-name="P8" draw:layer="layout" svg:x1="25cm" svg:y1="19.05cm" svg:x2="25cm" svg:y2="21.2cm" draw:start-shape="id10" draw:start-glue-point="2" draw:end-shape="id4" draw:end-glue-point="0" svg:d="M25000 19050v2150" svg:viewBox="0 0 1 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14T12:00:34.509038597</meta:creation-date>
    <dc:date>2017-04-14T19:43:32.582209851</dc:date>
    <dc:creator>Srikanth Pisharody</dc:creator>
    <meta:editing-duration>PT6H36M26S</meta:editing-duration>
    <meta:editing-cycles>5</meta:editing-cycles>
    <meta:generator>LibreOffice/5.0.3.2$Linux_X86_64 LibreOffice_project/00m0$Build-2</meta:generator>
    <meta:document-statistic meta:object-count="23"/>
  </office:meta>
</office:document-meta>
</file>